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imerISR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table:formula="of:=[.B2]/[.B3]" office:value-type="float" office:value="125" calcext:value-type="float">
            <text:p>125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/>
          <table:table-cell table:formula="of:=[.B2]/[.B5]" office:value-type="float" office:value="15.625" calcext:value-type="float">
            <text:p>15.625</text:p>
          </table:table-cell>
          <table:table-cell office:value-type="string" calcext:value-type="string">
            <text:p>Hz</text:p>
          </table:table-cell>
        </table:table-row>
      </table:table>
      <table:table table:name="Baudrate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float" office:value="19200" calcext:value-type="float">
            <text:p>192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3]/[.A4]"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4]/[.A5]" office:value-type="float" office:value="54.8571428571429" calcext:value-type="float">
            <text:p>54.85714285714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9">00/00/0000</text:date>, <text:time style:data-style-name="N2" text:time-value="15:13:30.8823464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31T10:27:12.233140545</meta:creation-date>
    <meta:generator>LibreOffice/24.2.7.2$Linux_X86_64 LibreOffice_project/420$Build-2</meta:generator>
    <dc:date>2026-02-09T15:31:40.754497673</dc:date>
    <meta:editing-duration>PT10M40S</meta:editing-duration>
    <meta:editing-cycles>2</meta:editing-cycles>
    <meta:document-statistic meta:table-count="2" meta:cell-count="13" meta:object-count="0"/>
  </office:meta>
</office:document-meta>
</file>